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068cm" fo:min-width="4.326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.036cm" fo:min-width="2.294cm" draw:shadow="visible" draw:shadow-offset-x="0.102cm" draw:shadow-offset-y="0.102cm"/>
    </style:style>
    <style:style style:name="gr4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068cm" fo:min-width="3.69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6cm" fo:min-width="3.011cm" draw:shadow="visible" draw:shadow-offset-x="0.102cm" draw:shadow-offset-y="0.102cm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3.734cm" draw:shadow="visible" draw:shadow-offset-x="0.102cm" draw:shadow-offset-y="0.102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3.945cm" draw:shadow="visible" draw:shadow-offset-x="0.102cm" draw:shadow-offset-y="0.102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385cm" fo:min-width="4.29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4.326cm" draw:shadow="visible" draw:shadow-offset-x="0.102cm" draw:shadow-offset-y="0.10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83cm" fo:min-width="4.089cm" draw:shadow="visible" draw:shadow-offset-x="0.102cm" draw:shadow-offset-y="0.102cm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gr16" style:family="graphic" style:parent-style-name="objectwithoutfill">
      <style:graphic-properties draw:stroke="dash" draw:stroke-dash="Fine_20_Dashed" draw:marker-start="Arrow" draw:marker-start-width="0.305cm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437cm" draw:shadow="visible" draw:shadow-offset-x="0.102cm" draw:shadow-offset-y="0.102cm"/>
    </style:style>
    <style:style style:name="gr18" style:family="graphic" style:parent-style-name="standard">
      <style:graphic-properties draw:stroke="none" svg:stroke-color="#000000" draw:fill="none" draw:fill-color="#ffffff" fo:min-height="1.0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6.889cm" fo:min-width="4.326cm" draw:shadow="visible" draw:shadow-offset-x="0.102cm" draw:shadow-offset-y="0.10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83cm" fo:min-width="5.105cm" draw:shadow="visible" draw:shadow-offset-x="0.102cm" draw:shadow-offset-y="0.102cm"/>
    </style:style>
    <style:style style:name="gr21" style:family="graphic" style:parent-style-name="standard">
      <style:graphic-properties draw:stroke="none" svg:stroke-color="#000000" draw:fill="none" draw:fill-color="#ffffff" fo:min-height="1.263cm"/>
    </style:style>
    <style:style style:name="gr22" style:family="graphic" style:parent-style-name="standard">
      <style:graphic-properties draw:stroke="none" svg:stroke-color="#000000" draw:fill="none" draw:fill-color="#ffffff" fo:min-height="0.632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eeeeee" draw:textarea-horizontal-align="justify" draw:textarea-vertical-align="middle" draw:auto-grow-height="false" fo:min-height="0.068cm" fo:min-width="4.637cm"/>
    </style:style>
    <style:style style:name="gr25" style:family="graphic" style:parent-style-name="standard">
      <style:graphic-properties svg:stroke-color="#000000" draw:fill-color="#eeeeee" draw:textarea-horizontal-align="justify" draw:textarea-vertical-align="middle" draw:auto-grow-height="false" fo:min-height="0.385cm" fo:min-width="5.336cm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0.384cm" fo:min-width="5.37cm"/>
    </style:style>
    <style:style style:name="gr27" style:family="graphic" style:parent-style-name="standard">
      <style:graphic-properties svg:stroke-color="#000000" draw:fill-color="#eeeeee" draw:textarea-horizontal-align="justify" draw:textarea-vertical-align="middle" draw:auto-grow-height="false" fo:min-height="0.068cm" fo:min-width="4.607cm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0.068cm" fo:min-width="4.1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P10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fo:font-style="italic" style:font-size-asian="18pt" style:font-style-asian="italic" style:font-size-complex="18pt" style:font-style-complex="italic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26cm" svg:height="4.318cm" svg:x="7.604cm" svg:y="3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572cm" svg:height="1.016cm" svg:x="7.858cm" svg:y="2.778cm">
            <draw:text-box>
              <text:p>Data Center A</text:p>
            </draw:text-box>
          </draw:frame>
          <draw:frame draw:style-name="gr2" draw:text-style-name="P3" draw:layer="layout" svg:width="2.667cm" svg:height="1.016cm" svg:x="8.62cm" svg:y="4.175cm">
            <draw:text-box>
              <text:p><text:span text:style-name="T1">Cluster A</text:span></text:p>
            </draw:text-box>
          </draw:frame>
          <draw:custom-shape draw:style-name="gr3" draw:text-style-name="P5" draw:layer="layout" svg:width="2.794cm" svg:height="2.286cm" svg:x="8.62cm" svg:y="5.191cm">
            <text:p text:style-name="P4"><text:span text:style-name="T2">Sales Data</text:span></text:p>
            <text:p text:style-name="P4"><text:span text:style-name="T2">Bucket A</text:span>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6.461cm" svg:y1="6.207cm" svg:x2="8.62cm" svg:y2="6.207cm">
            <text:p/>
          </draw:line>
          <draw:custom-shape draw:style-name="gr1" draw:text-style-name="P1" draw:layer="layout" svg:width="4.826cm" svg:height="4.318cm" svg:x="15.224cm" svg:y="3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4.572cm" svg:height="1.016cm" svg:x="15.478cm" svg:y="2.778cm">
            <draw:text-box>
              <text:p>Data Center B</text:p>
            </draw:text-box>
          </draw:frame>
          <draw:frame draw:style-name="gr2" draw:text-style-name="P3" draw:layer="layout" svg:width="2.667cm" svg:height="1.016cm" svg:x="16.24cm" svg:y="4.175cm">
            <draw:text-box>
              <text:p><text:span text:style-name="T1">Cluster B</text:span></text:p>
            </draw:text-box>
          </draw:frame>
          <draw:custom-shape draw:style-name="gr3" draw:text-style-name="P5" draw:layer="layout" svg:width="2.794cm" svg:height="2.286cm" svg:x="16.24cm" svg:y="5.191cm">
            <text:p text:style-name="P4"><text:span text:style-name="T2">Sales Data</text:span></text:p>
            <text:p text:style-name="P4"><text:span text:style-name="T2">Bucket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4.798cm" svg:height="0.635cm" svg:x="11.442cm" svg:y="5.9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6" draw:text-style-name="P1" draw:layer="layout" svg:width="3.683cm" svg:height="1.778cm" svg:x="2.783cm" svg:y="5.3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9" draw:layer="layout" svg:width="3.429cm" svg:height="1.524cm" svg:x="2.91cm" svg:y="5.445cm">
              <draw:text-box>
                <text:p text:style-name="P8"><text:span text:style-name="T3">Application Access</text:span></text:p>
              </draw:text-box>
            </draw:frame>
          </draw:g>
          <draw:line draw:style-name="gr8" draw:text-style-name="P6" draw:layer="layout" svg:x1="13.494cm" svg:y1="9.588cm" svg:x2="13.446cm" svg:y2="6.461cm">
            <text:p/>
          </draw:line>
          <draw:g>
            <draw:custom-shape draw:style-name="gr9" draw:text-style-name="P1" draw:layer="layout" svg:width="4.234cm" svg:height="0.762cm" svg:x="10.779cm" svg:y="9.081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0" draw:layer="layout" svg:width="3.992cm" svg:height="1.191cm" svg:x="11.026cm" svg:y="9.081cm">
              <draw:text-box>
                <text:p><text:span text:style-name="T4">Replication, A to B</text:span></text:p>
              </draw:text-box>
            </draw:frame>
          </draw:g>
        </draw:g>
      </draw:page>
      <draw:page draw:name="page2" draw:style-name="dp1" draw:master-page-name="Default">
        <draw:custom-shape draw:style-name="gr1" draw:text-style-name="P1" draw:layer="layout" svg:width="4.826cm" svg:height="4.318cm" svg:x="7.604cm" svg:y="3.92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1.016cm" svg:x="7.858cm" svg:y="2.778cm">
          <draw:text-box>
            <text:p>Data Center A</text:p>
          </draw:text-box>
        </draw:frame>
        <draw:frame draw:style-name="gr2" draw:text-style-name="P3" draw:layer="layout" svg:width="2.667cm" svg:height="1.016cm" svg:x="8.62cm" svg:y="4.175cm">
          <draw:text-box>
            <text:p><text:span text:style-name="T1">Cluster A</text:span></text:p>
          </draw:text-box>
        </draw:frame>
        <draw:custom-shape draw:style-name="gr3" draw:text-style-name="P5" draw:layer="layout" svg:width="2.794cm" svg:height="2.286cm" svg:x="8.62cm" svg:y="5.191cm">
          <text:p text:style-name="P4"><text:span text:style-name="T2">Sales Data</text:span></text:p>
          <text:p text:style-name="P4"><text:span text:style-name="T2">Bucket A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3.683cm" svg:height="1.778cm" svg:x="2.778cm" svg:y="5.3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3.429cm" svg:height="1.524cm" svg:x="2.905cm" svg:y="5.445cm">
            <draw:text-box>
              <text:p text:style-name="P8"><text:span text:style-name="T3">Application Access</text:span></text:p>
            </draw:text-box>
          </draw:frame>
        </draw:g>
        <draw:line draw:style-name="gr4" draw:text-style-name="P6" draw:layer="layout" svg:x1="6.461cm" svg:y1="6.207cm" svg:x2="8.62cm" svg:y2="6.207cm">
          <text:p/>
        </draw:line>
        <draw:custom-shape draw:style-name="gr1" draw:text-style-name="P1" draw:layer="layout" svg:width="4.826cm" svg:height="4.318cm" svg:x="15.224cm" svg:y="3.92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1.016cm" svg:x="15.478cm" svg:y="2.778cm">
          <draw:text-box>
            <text:p>Data Center B</text:p>
          </draw:text-box>
        </draw:frame>
        <draw:frame draw:style-name="gr2" draw:text-style-name="P3" draw:layer="layout" svg:width="2.667cm" svg:height="1.016cm" svg:x="16.24cm" svg:y="4.175cm">
          <draw:text-box>
            <text:p><text:span text:style-name="T1">Cluster B</text:span></text:p>
          </draw:text-box>
        </draw:frame>
        <draw:custom-shape draw:style-name="gr3" draw:text-style-name="P5" draw:layer="layout" svg:width="2.794cm" svg:height="2.286cm" svg:x="16.24cm" svg:y="5.191cm">
          <text:p text:style-name="P4"><text:span text:style-name="T2">Sales Data</text:span></text:p>
          <text:p text:style-name="P4"><text:span text:style-name="T2">Bucket 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798cm" svg:height="0.635cm" svg:x="11.442cm" svg:y="5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6" draw:layer="layout" svg:x1="13.446cm" svg:y1="9.587cm" svg:x2="13.446cm" svg:y2="6.794cm">
          <text:p/>
        </draw:line>
        <draw:g>
          <draw:custom-shape draw:style-name="gr11" draw:text-style-name="P1" draw:layer="layout" svg:width="4.445cm" svg:height="0.762cm" svg:x="10.52cm" svg:y="9.0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0" draw:layer="layout" svg:width="4.191cm" svg:height="1.191cm" svg:x="10.779cm" svg:y="9.08cm">
            <draw:text-box>
              <text:p><text:span text:style-name="T4">Replication, B to A</text:span></text:p>
            </draw:text-box>
          </draw:frame>
        </draw:g>
        <draw:custom-shape draw:style-name="gr12" draw:text-style-name="P7" draw:layer="layout" svg:width="4.798cm" svg:height="0.635cm" svg:x="11.442cm" svg:y="6.33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6" draw:layer="layout" svg:x1="14.208cm" svg:y1="2.651cm" svg:x2="14.203cm" svg:y2="5.649cm">
          <text:p/>
        </draw:line>
        <draw:g>
          <draw:custom-shape draw:style-name="gr11" draw:text-style-name="P1" draw:layer="layout" svg:width="4.445cm" svg:height="0.762cm" svg:x="12.557cm" svg:y="1.84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0" draw:layer="layout" svg:width="4.191cm" svg:height="1.191cm" svg:x="12.816cm" svg:y="1.841cm">
            <draw:text-box>
              <text:p><text:span text:style-name="T4">Replication, A to B</text:span></text:p>
            </draw:text-box>
          </draw:frame>
        </draw:g>
        <draw:g>
          <draw:custom-shape draw:style-name="gr6" draw:text-style-name="P1" draw:layer="layout" svg:width="3.683cm" svg:height="1.778cm" svg:x="21.193cm" svg:y="5.3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3.429cm" svg:height="1.524cm" svg:x="21.32cm" svg:y="5.445cm">
            <draw:text-box>
              <text:p text:style-name="P8"><text:span text:style-name="T3">Application Access</text:span></text:p>
            </draw:text-box>
          </draw:frame>
        </draw:g>
        <draw:line draw:style-name="gr4" draw:text-style-name="P6" draw:layer="layout" svg:x1="19.034cm" svg:y1="6.207cm" svg:x2="21.193cm" svg:y2="6.207cm">
          <text:p/>
        </draw:line>
      </draw:page>
      <draw:page draw:name="page3" draw:style-name="dp1" draw:master-page-name="Default">
        <draw:g>
          <draw:line draw:style-name="gr8" draw:text-style-name="P6" draw:layer="layout" svg:x1="15.214cm" svg:y1="10.779cm" svg:x2="15.219cm" svg:y2="6.842cm">
            <text:p/>
          </draw:line>
          <draw:g>
            <draw:custom-shape draw:style-name="gr13" draw:text-style-name="P1" draw:layer="layout" svg:width="4.826cm" svg:height="4.064cm" svg:x="16.649cm" svg:y="5.29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2.667cm" svg:height="1.016cm" svg:x="17.919cm" svg:y="8.339cm">
              <draw:text-box>
                <text:p><text:span text:style-name="T1">Cluster B</text:span></text:p>
              </draw:text-box>
            </draw:frame>
            <draw:custom-shape draw:style-name="gr3" draw:text-style-name="P5" draw:layer="layout" svg:width="2.794cm" svg:height="2.286cm" svg:x="17.665cm" svg:y="5.926cm">
              <text:p text:style-name="P4"><text:span text:style-name="T2">Sales Data</text:span></text:p>
              <text:p text:style-name="P4"><text:span text:style-name="T2">Bucket B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4.699cm" svg:height="1.143cm" svg:x="12.839cm" svg:y="2.77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9" draw:layer="layout" svg:width="4.318cm" svg:height="0.889cm" svg:x="12.966cm" svg:y="2.905cm">
              <draw:text-box>
                <text:p text:style-name="P8"><text:span text:style-name="T3">Applications</text:span></text:p>
              </draw:text-box>
            </draw:frame>
          </draw:g>
          <draw:custom-shape draw:style-name="gr13" draw:text-style-name="P1" draw:layer="layout" svg:width="4.826cm" svg:height="4.064cm" svg:x="9.001cm" svg:y="5.29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572cm" svg:height="1.016cm" svg:x="9.382cm" svg:y="9.482cm">
            <draw:text-box>
              <text:p>Data Center A</text:p>
            </draw:text-box>
          </draw:frame>
          <draw:frame draw:style-name="gr2" draw:text-style-name="P3" draw:layer="layout" svg:width="2.667cm" svg:height="1.016cm" svg:x="10.271cm" svg:y="8.339cm">
            <draw:text-box>
              <text:p><text:span text:style-name="T1">Cluster A</text:span></text:p>
            </draw:text-box>
          </draw:frame>
          <draw:custom-shape draw:style-name="gr3" draw:text-style-name="P5" draw:layer="layout" svg:width="2.794cm" svg:height="2.286cm" svg:x="10.017cm" svg:y="5.926cm">
            <text:p text:style-name="P4"><text:span text:style-name="T2">Sales Data</text:span></text:p>
            <text:p text:style-name="P4"><text:span text:style-name="T2">Bucket A</text:span>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1.541cm" svg:y1="5.953cm" svg:x2="14.617cm" svg:y2="4.048cm">
            <text:p/>
          </draw:line>
          <draw:custom-shape draw:style-name="gr5" draw:text-style-name="P7" draw:layer="layout" svg:width="4.798cm" svg:height="0.635cm" svg:x="12.839cm" svg:y="6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7" draw:layer="layout" svg:width="4.798cm" svg:height="0.635cm" svg:x="12.839cm" svg:y="7.223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6" draw:text-style-name="P6" draw:layer="layout" svg:x1="18.78cm" svg:y1="5.953cm" svg:x2="15.506cm" svg:y2="4.048cm">
            <text:p/>
          </draw:line>
          <draw:frame draw:style-name="gr2" draw:text-style-name="P2" draw:layer="layout" svg:width="4.572cm" svg:height="1.016cm" svg:x="16.903cm" svg:y="9.509cm">
            <draw:text-box>
              <text:p>Data Center B</text:p>
            </draw:text-box>
          </draw:frame>
          <draw:line draw:style-name="gr8" draw:text-style-name="P6" draw:layer="layout" svg:x1="15.727cm" svg:y1="10.779cm" svg:x2="15.732cm" svg:y2="7.731cm">
            <text:p/>
          </draw:line>
          <draw:custom-shape draw:style-name="gr17" draw:text-style-name="P1" draw:layer="layout" svg:width="3.937cm" svg:height="1.27cm" svg:x="13.446cm" svg:y="10.779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1" draw:layer="layout" svg:width="3.683cm" svg:height="1.27cm" svg:x="13.573cm" svg:y="10.779cm">
            <draw:text-box>
              <text:p text:style-name="P8"><text:span text:style-name="T4">Replications, A to B, and B to A</text:span></text:p>
            </draw:text-box>
          </draw:frame>
        </draw:g>
      </draw:page>
      <draw:page draw:name="page4" draw:style-name="dp1" draw:master-page-name="Default">
        <draw:line draw:style-name="gr8" draw:text-style-name="P6" draw:layer="layout" svg:x1="15.224cm" svg:y1="13.827cm" svg:x2="15.219cm" svg:y2="6.842cm">
          <text:p/>
        </draw:line>
        <draw:custom-shape draw:style-name="gr19" draw:text-style-name="P1" draw:layer="layout" svg:width="4.826cm" svg:height="7.139cm" svg:x="16.649cm" svg:y="5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667cm" svg:height="1.016cm" svg:x="17.891cm" svg:y="11.16cm">
          <draw:text-box>
            <text:p><text:span text:style-name="T1">Cluster B</text:span></text:p>
          </draw:text-box>
        </draw:frame>
        <draw:custom-shape draw:style-name="gr3" draw:text-style-name="P5" draw:layer="layout" svg:width="2.794cm" svg:height="2.286cm" svg:x="17.665cm" svg:y="5.926cm">
          <text:p text:style-name="P4"><text:span text:style-name="T2">Sales Data</text:span></text:p>
          <text:p text:style-name="P4"><text:span text:style-name="T2">Bucket B</text:span></text:p>
          <text:p text:style-name="P4"><text:span text:style-name="T2">(backu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0" draw:text-style-name="P1" draw:layer="layout" svg:width="5.715cm" svg:height="1.143cm" svg:x="8.747cm" svg:y="2.7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9" draw:layer="layout" svg:width="5.252cm" svg:height="1.513cm" svg:x="8.901cm" svg:y="2.905cm">
            <draw:text-box>
              <text:p text:style-name="P8"><text:span text:style-name="T3">Applications, Set A</text:span></text:p>
            </draw:text-box>
          </draw:frame>
        </draw:g>
        <draw:custom-shape draw:style-name="gr19" draw:text-style-name="P1" draw:layer="layout" svg:width="4.826cm" svg:height="7.139cm" svg:x="9.001cm" svg:y="5.2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1.016cm" svg:x="9.354cm" svg:y="12.784cm">
          <draw:text-box>
            <text:p>Data Center A</text:p>
          </draw:text-box>
        </draw:frame>
        <draw:frame draw:style-name="gr2" draw:text-style-name="P3" draw:layer="layout" svg:width="2.667cm" svg:height="1.016cm" svg:x="10.144cm" svg:y="11.287cm">
          <draw:text-box>
            <text:p><text:span text:style-name="T1">Cluster A</text:span></text:p>
          </draw:text-box>
        </draw:frame>
        <draw:custom-shape draw:style-name="gr3" draw:text-style-name="P5" draw:layer="layout" svg:width="2.794cm" svg:height="2.286cm" svg:x="10.017cm" svg:y="5.926cm">
          <text:p text:style-name="P4"><text:span text:style-name="T2">Sales Data</text:span></text:p>
          <text:p text:style-name="P4"><text:span text:style-name="T2">Bucket A</text:span></text:p>
          <text:p text:style-name="P4"><text:span text:style-name="T2">(live)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541cm" svg:y1="5.953cm" svg:x2="11.541cm" svg:y2="3.921cm">
          <text:p/>
        </draw:line>
        <draw:custom-shape draw:style-name="gr5" draw:text-style-name="P7" draw:layer="layout" svg:width="4.798cm" svg:height="0.635cm" svg:x="12.839cm" svg:y="6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4.798cm" svg:height="0.635cm" svg:x="12.811cm" svg:y="9.38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572cm" svg:height="1.016cm" svg:x="16.875cm" svg:y="12.811cm">
          <draw:text-box>
            <text:p>Data Center B</text:p>
          </draw:text-box>
        </draw:frame>
        <draw:line draw:style-name="gr8" draw:text-style-name="P6" draw:layer="layout" svg:x1="15.732cm" svg:y1="13.827cm" svg:x2="15.732cm" svg:y2="9.89cm">
          <text:p/>
        </draw:line>
        <draw:custom-shape draw:style-name="gr17" draw:text-style-name="P1" draw:layer="layout" svg:width="3.937cm" svg:height="1.27cm" svg:x="13.573cm" svg:y="13.827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683cm" svg:height="1.27cm" svg:x="13.7cm" svg:y="13.827cm">
          <draw:text-box>
            <text:p text:style-name="P8"><text:span text:style-name="T4">Replications, A to B, and B to A</text:span></text:p>
          </draw:text-box>
        </draw:frame>
        <draw:custom-shape draw:style-name="gr20" draw:text-style-name="P1" xml:id="id1" draw:id="id1" draw:layer="layout" svg:width="5.715cm" svg:height="1.143cm" svg:x="16.113cm" svg:y="2.7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5.252cm" svg:height="0.882cm" svg:x="16.267cm" svg:y="2.916cm">
          <draw:text-box>
            <text:p text:style-name="P8"><text:span text:style-name="T3">Applications, Set B</text:span></text:p>
          </draw:text-box>
        </draw:frame>
        <draw:custom-shape draw:style-name="gr3" draw:text-style-name="P5" draw:layer="layout" svg:width="2.794cm" svg:height="2.286cm" svg:x="10.017cm" svg:y="8.62cm">
          <text:p text:style-name="P4"><text:span text:style-name="T2">Ops Data</text:span></text:p>
          <text:p text:style-name="P4"><text:span text:style-name="T2">Bucket <text:s/>A</text:span></text:p>
          <text:p text:style-name="P4"><text:span text:style-name="T2">(backup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2.794cm" svg:height="2.286cm" svg:x="17.637cm" svg:y="8.62cm">
          <text:p text:style-name="P4"><text:span text:style-name="T2">Ops Data</text:span></text:p>
          <text:p text:style-name="P4"><text:span text:style-name="T2">Bucket B</text:span></text:p>
          <text:p text:style-name="P4"><text:span text:style-name="T2">(liv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draw:line-skew="-1.517cm 1.048cm" svg:x1="18.97cm" svg:y1="3.932cm" svg:x2="20.431cm" svg:y2="9.763cm" draw:start-shape="id1" draw:start-glue-point="2" draw:end-shape="id2" draw:end-glue-point="1" svg:d="M18970 3932v878h3112v4953h-1651" svg:viewBox="0 0 3113 5832">
          <text:p/>
        </draw:connector>
      </draw:page>
      <draw:page draw:name="page5" draw:style-name="dp1" draw:master-page-name="Default">
        <draw:frame draw:style-name="gr2" draw:text-style-name="P2" draw:layer="layout" svg:width="4.572cm" svg:height="1.016cm" svg:x="8.62cm" svg:y="1.127cm">
          <draw:text-box>
            <text:p>Data Center A</text:p>
          </draw:text-box>
        </draw:frame>
        <draw:frame draw:style-name="gr2" draw:text-style-name="P2" draw:layer="layout" svg:width="4.572cm" svg:height="1.016cm" svg:x="16.24cm" svg:y="1.127cm">
          <draw:text-box>
            <text:p>Data Center B</text:p>
          </draw:text-box>
        </draw:frame>
        <draw:custom-shape draw:style-name="gr1" draw:text-style-name="P1" draw:layer="layout" svg:width="4.826cm" svg:height="4.318cm" svg:x="8.366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1.016cm" svg:x="9.382cm" svg:y="2.524cm">
          <draw:text-box>
            <text:p><text:span text:style-name="T1">Cluster A</text:span></text:p>
          </draw:text-box>
        </draw:frame>
        <draw:custom-shape draw:style-name="gr1" draw:text-style-name="P1" draw:layer="layout" svg:width="4.826cm" svg:height="4.318cm" svg:x="15.986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1.016cm" svg:x="17.002cm" svg:y="2.524cm">
          <draw:text-box>
            <text:p><text:span text:style-name="T1">Cluster B</text:span></text:p>
          </draw:text-box>
        </draw:frame>
        <draw:custom-shape draw:style-name="gr5" draw:text-style-name="P7" draw:layer="layout" svg:width="4.798cm" svg:height="0.635cm" svg:x="12.204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4.798cm" svg:height="0.635cm" svg:x="12.204cm" svg:y="4.68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826cm" svg:height="4.318cm" svg:x="20.812cm" svg:y="8.2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1.016cm" svg:x="22.844cm" svg:y="7.096cm">
          <draw:text-box>
            <text:p>Data Center C</text:p>
          </draw:text-box>
        </draw:frame>
        <draw:custom-shape draw:style-name="gr1" draw:text-style-name="P1" draw:layer="layout" svg:width="4.826cm" svg:height="4.318cm" svg:x="3.794cm" svg:y="8.2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1.016cm" svg:x="2.143cm" svg:y="6.969cm">
          <draw:text-box>
            <text:p>Data Center F</text:p>
          </draw:text-box>
        </draw:frame>
        <draw:frame draw:style-name="gr2" draw:text-style-name="P3" draw:layer="layout" svg:width="2.667cm" svg:height="1.016cm" svg:x="4.175cm" svg:y="8.493cm">
          <draw:text-box>
            <text:p><text:span text:style-name="T1">Cluster F</text:span></text:p>
          </draw:text-box>
        </draw:frame>
        <draw:frame draw:style-name="gr2" draw:text-style-name="P2" draw:layer="layout" svg:width="4.572cm" svg:height="1.016cm" svg:x="16.367cm" svg:y="18.399cm">
          <draw:text-box>
            <text:p>Data Center D</text:p>
          </draw:text-box>
        </draw:frame>
        <draw:custom-shape draw:style-name="gr1" draw:text-style-name="P1" draw:layer="layout" svg:width="4.826cm" svg:height="4.318cm" svg:x="15.986cm" svg:y="13.8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1.016cm" svg:x="16.621cm" svg:y="14.081cm">
          <draw:text-box>
            <text:p><text:span text:style-name="T1">Cluster D</text:span></text:p>
          </draw:text-box>
        </draw:frame>
        <draw:frame draw:style-name="gr2" draw:text-style-name="P2" draw:layer="layout" svg:width="4.572cm" svg:height="1.016cm" svg:x="8.747cm" svg:y="18.399cm">
          <draw:text-box>
            <text:p>Data Center E</text:p>
          </draw:text-box>
        </draw:frame>
        <draw:custom-shape draw:style-name="gr1" draw:text-style-name="P1" draw:layer="layout" svg:width="4.826cm" svg:height="4.318cm" svg:x="8.366cm" svg:y="13.8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1.016cm" svg:x="10.271cm" svg:y="14.081cm">
          <draw:text-box>
            <text:p><text:span text:style-name="T1">Cluster E</text:span></text:p>
          </draw:text-box>
        </draw:frame>
        <draw:custom-shape draw:style-name="gr24" draw:text-style-name="P7" draw:layer="layout" svg:width="5.87cm" svg:height="0.635cm" draw:transform="rotate (-0.942477796076938) translate (19.675cm 4.6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2.794cm" svg:height="2.286cm" svg:x="17.002cm" svg:y="3.54cm">
          <text:p text:style-name="P4"><text:span text:style-name="T2">Sales Data</text:span></text:p>
          <text:p text:style-name="P4"><text:span text:style-name="T2">Bucket B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1.016cm" svg:x="22.971cm" svg:y="8.366cm">
          <draw:text-box>
            <text:p><text:span text:style-name="T1">Cluster C</text:span></text:p>
          </draw:text-box>
        </draw:frame>
        <draw:custom-shape draw:style-name="gr25" draw:text-style-name="P7" draw:layer="layout" svg:width="5.836cm" svg:height="0.635cm" draw:transform="rotate (0.907571211037051) translate (18.367cm 10.261cm)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4.798cm" svg:height="0.635cm" svg:x="12.204cm" svg:y="15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4.798cm" svg:height="0.635cm" svg:x="12.204cm" svg:y="16.36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5.87cm" svg:height="0.634cm" draw:transform="rotate (-0.942477796076938) translate (6.915cm 4.64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5.836cm" svg:height="0.635cm" draw:transform="rotate (0.907571211037051) translate (7.067cm 10.26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2.794cm" svg:height="2.286cm" svg:x="9.382cm" svg:y="3.54cm">
          <text:p text:style-name="P4"><text:span text:style-name="T2">Sales Data</text:span></text:p>
          <text:p text:style-name="P4"><text:span text:style-name="T2">Bucket A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5.359cm" svg:height="0.635cm" draw:transform="rotate (-0.942477796076938) translate (7.456cm 10.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5.836cm" svg:height="0.635cm" draw:transform="rotate (0.907571211037051) translate (6.148cm 16.23cm)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2.794cm" svg:height="2.286cm" svg:x="9.382cm" svg:y="15.097cm">
          <text:p text:style-name="P4"><text:span text:style-name="T2">Sales Data</text:span></text:p>
          <text:p text:style-name="P4"><text:span text:style-name="T2">Bucket 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94cm" svg:height="2.286cm" svg:x="4.81cm" svg:y="9.509cm">
          <text:p text:style-name="P4"><text:span text:style-name="T2">Sales Data</text:span></text:p>
          <text:p text:style-name="P4"><text:span text:style-name="T2">Bucket F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87cm" svg:height="0.634cm" draw:transform="rotate (-0.942477796076938) translate (19.29cm 10.22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5.836cm" svg:height="0.635cm" draw:transform="rotate (0.907571211037051) translate (19.188cm 16.2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2.794cm" svg:height="2.286cm" svg:x="17.002cm" svg:y="15.097cm">
          <text:p text:style-name="P4"><text:span text:style-name="T2">Sales Data</text:span></text:p>
          <text:p text:style-name="P4"><text:span text:style-name="T2">Bucket 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94cm" svg:height="2.286cm" svg:x="21.828cm" svg:y="9.509cm">
          <text:p text:style-name="P4"><text:span text:style-name="T2">Sales Data</text:span></text:p>
          <text:p text:style-name="P4"><text:span text:style-name="T2">Bucket 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9-19T07:21:20.501808000</meta:creation-date>
    <dc:date>2018-09-20T10:17:25.950930000</dc:date>
    <meta:editing-duration>PT15M49S</meta:editing-duration>
    <meta:editing-cycles>5</meta:editing-cycles>
    <meta:generator>LibreOffice/6.3.2.2$MacOSX_X86_64 LibreOffice_project/98b30e735bda24bc04ab42594c85f7fd8be07b9c</meta:generator>
    <meta:document-statistic meta:object-count="124"/>
  </office:meta>
</office:document-meta>
</file>